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cm" svg:height="1.1cm" svg:x="9.9cm" svg:y="3.9cm">
          <text:p text:style-name="P1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4.28cm" svg:height="1.32cm" svg:x="4.7cm" svg:y="7.28cm">
          <text:p text:style-name="P1">PlayerCho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3cm" svg:height="1.2cm" svg:x="4.7cm" svg:y="11.5cm">
          <text:p text:style-name="P1">Playe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4cm" svg:height="1.5cm" svg:x="9.1cm" svg:y="14.8cm">
          <text:p text:style-name="P1">CheckHeal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4.4cm" svg:height="1.5cm" svg:x="5.2cm" svg:y="19cm">
          <text:p text:style-name="P1">W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4.4cm" svg:height="1.5cm" svg:x="12.9cm" svg:y="19cm">
          <text:p text:style-name="P1">Lo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.4cm" svg:height="1.5cm" svg:x="13.2cm" svg:y="9cm">
          <text:p text:style-name="P1">Enemy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1cm" svg:y1="5cm" svg:x2="6.84cm" svg:y2="7.28cm" draw:start-shape="id1" draw:start-glue-point="6" draw:end-shape="id2" svg:d="M11100 5000v1141h-4260v1139" svg:viewBox="0 0 4261 2281">
          <text:p/>
        </draw:connector>
        <draw:connector draw:style-name="gr2" draw:text-style-name="P1" draw:layer="layout" svg:x1="6.84cm" svg:y1="8.6cm" svg:x2="6.85cm" svg:y2="11.5cm" draw:start-shape="id2" draw:start-glue-point="6" draw:end-shape="id3" draw:end-glue-point="0" svg:d="M6840 8600v1451h10v1449" svg:viewBox="0 0 11 2901">
          <text:p/>
        </draw:connector>
        <draw:connector draw:style-name="gr2" draw:text-style-name="P1" draw:layer="layout" svg:x1="6.85cm" svg:y1="12.7cm" svg:x2="9.1cm" svg:y2="15.55cm" draw:start-shape="id3" draw:start-glue-point="6" draw:end-shape="id4" draw:end-glue-point="5" svg:d="M6850 12700v2850h2250" svg:viewBox="0 0 2251 2851">
          <text:p/>
        </draw:connector>
        <draw:connector draw:style-name="gr2" draw:text-style-name="P1" draw:layer="layout" svg:x1="11.3cm" svg:y1="14.8cm" svg:x2="8.98cm" svg:y2="7.94cm" draw:start-shape="id4" draw:end-shape="id2" draw:end-glue-point="7" svg:d="M11300 14800v-6860h-2320" svg:viewBox="0 0 2321 6861">
          <text:p/>
        </draw:connector>
        <draw:connector draw:style-name="gr2" draw:text-style-name="P1" draw:layer="layout" svg:x1="11.3cm" svg:y1="14.8cm" svg:x2="13.2cm" svg:y2="9.75cm" draw:start-shape="id4" draw:start-glue-point="4" draw:end-shape="id5" draw:end-glue-point="5" svg:d="M11300 14800v-5050h1900" svg:viewBox="0 0 1901 5051">
          <text:p/>
        </draw:connector>
        <draw:connector draw:style-name="gr2" draw:text-style-name="P1" draw:layer="layout" svg:x1="15.4cm" svg:y1="10.5cm" svg:x2="13.5cm" svg:y2="15.55cm" draw:start-shape="id5" draw:end-shape="id4" draw:end-glue-point="7" svg:d="M15400 10500v5050h-1900" svg:viewBox="0 0 1901 5051">
          <text:p/>
        </draw:connector>
        <draw:connector draw:style-name="gr2" draw:text-style-name="P1" draw:layer="layout" svg:x1="11.3cm" svg:y1="16.3cm" svg:x2="7.4cm" svg:y2="19cm" draw:start-shape="id4" draw:start-glue-point="6" draw:end-shape="id6" draw:end-glue-point="0" svg:d="M11300 16300v1351h-3900v1349" svg:viewBox="0 0 3901 2701">
          <text:p/>
        </draw:connector>
        <draw:connector draw:style-name="gr2" draw:text-style-name="P1" draw:layer="layout" svg:x1="11.3cm" svg:y1="16.3cm" svg:x2="15.1cm" svg:y2="19cm" draw:start-shape="id4" draw:start-glue-point="2" draw:end-shape="id7" svg:d="M11300 16300v1351h3800v1349" svg:viewBox="0 0 3801 2701">
          <text:p/>
        </draw:connector>
        <draw:custom-shape draw:style-name="gr1" draw:text-style-name="P1" xml:id="id8" draw:id="id8" draw:layer="layout" svg:width="4.4cm" svg:height="1.5cm" svg:x="5.2cm" svg:y="23cm">
          <text:p text:style-name="P1">M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4.4cm" svg:height="1.5cm" svg:x="12.9cm" svg:y="22.9cm">
          <text:p text:style-name="P1">Menu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4cm" svg:y1="20.5cm" svg:x2="7.4cm" svg:y2="23cm" draw:start-shape="id6" draw:start-glue-point="6" draw:end-shape="id8" svg:d="M7400 20500v2500" svg:viewBox="0 0 1 2501">
          <text:p/>
        </draw:connector>
        <draw:connector draw:style-name="gr2" draw:text-style-name="P1" draw:layer="layout" svg:x1="15.1cm" svg:y1="20.5cm" svg:x2="15.1cm" svg:y2="22.9cm" draw:start-shape="id7" draw:start-glue-point="2" draw:end-shape="id9" draw:end-glue-point="4" svg:d="M15100 20500v2400" svg:viewBox="0 0 1 2401">
          <text:p/>
        </draw:connector>
        <draw:connector draw:style-name="gr2" draw:text-style-name="P1" draw:layer="layout" draw:line-skew="-1.599cm" svg:x1="5.2cm" svg:y1="23.75cm" svg:x2="9.9cm" svg:y2="4.45cm" draw:start-shape="id8" draw:start-glue-point="5" draw:end-shape="id1" draw:end-glue-point="5" svg:d="M5200 23750h-2100v-19300h6800" svg:viewBox="0 0 6801 19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am Wardle</meta:initial-creator>
    <meta:creation-date>2015-10-28T11:44:29.730096464</meta:creation-date>
    <dc:date>2015-10-28T11:50:12.548772784</dc:date>
    <dc:creator>Liam Wardle</dc:creator>
    <meta:editing-duration>P0D</meta:editing-duration>
    <meta:editing-cycles>1</meta:editing-cycles>
    <meta:document-statistic meta:object-count="20"/>
    <meta:generator>LibreOffice/4.2.6.3$Linux_X86_64 LibreOffice_project/420$Build-3</meta:generator>
  </office:meta>
</office:document-meta>
</file>